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100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MT9nz8PHJbcKjDLjBQpRB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œur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</text:p>
          </table:table-cell>
          <table:table-cell table:number-columns-repeated="3"/>
          <table:table-cell office:value-type="string" calcext:value-type="string">
            <text:p>**Légendaire** *(Vous ne pouvez avoir qu’un Cœur de Fyendal dans votre deck.)*</text:p>
            <text:p/>
            <text:p>Lorsque vous lancez Coeur de Fyendal, si vous avez moins de {h} que votre adversaire, gagnez 1{h}.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BhnHFqrfDwMkwLpkBhtTh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Œil d’Ophid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, Optez 2</text:p>
          </table:table-cell>
          <table:table-cell table:number-columns-repeated="3"/>
          <table:table-cell office:value-type="string" calcext:value-type="string">
            <text:p><text:span text:style-name="T1">**Légendaire** *(Vous ne pouvez avoir qu’un Œil d’Ophidie</text:span> dans votre deck.)*</text:p>
            <text:p/>
            <text:p><text:span text:style-name="T1">Lorsque vous lanchez Œil d’Ophidie, **optez 2**.</text:span>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JbDpk8RWBfWGJbm6d8M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Éclat d’Archenu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Lamederune</text:span>, Ressource, Pierre précieuse</text:p>
          </table:table-cell>
          <table:table-cell office:value-type="string" calcext:value-type="string">
            <text:p>Spécialisation de Viserai, Légendaire</text:p>
          </table:table-cell>
          <table:table-cell table:number-columns-repeated="3"/>
          <table:table-cell office:value-type="string" calcext:value-type="string">
            <text:p><text:span text:style-name="T1">**Spécialisation de Viserai légendaire** *(Vous ne pouvez avoir qu’un Éclat d’Archenuit</text:span> dans votre deck et uniquement si Viserai est votre héros.)*</text:p>
            <text:p/>
            <text:p><text:span text:style-name="T1">Lorsque vous lanchez Éclat d’Archenuit, créez un jeton Chantderune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25:46.040742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17T14:26:23.360312965</dc:date>
    <meta:editing-duration>P6DT1H29M18S</meta:editing-duration>
    <meta:editing-cycles>2542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